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9.668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10.075cm"/>
    </style:style>
    <style:style style:name="co5" style:family="table-column">
      <style:table-column-properties fo:break-before="auto" style:column-width="17.02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5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name-asian="Droid Sans Fallback" style:font-size-asian="10pt" style:font-name-complex="F" style:font-size-complex="10pt"/>
    </style:style>
    <style:style style:name="ce5" style:family="table-cell" style:parent-style-name="Default">
      <style:text-properties style:font-name="Liberation Sans" fo:font-size="10pt" style:font-name-asian="Droid Sans Fallback" style:font-size-asian="10pt" style:font-name-complex="FreeSans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Droid Sans Fallback" style:font-name-complex="" style:font-size-asian="10pt" style:font-size-complex="10pt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name-asian="Droid Sans Fallback" style:font-name-complex="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<text:s text:c="3"/>CONTROLLER</text:p>
          </table:table-cell>
          <table:table-cell office:value-type="string" calcext:value-type="string">
            <text:p>SITE URL</text:p>
          </table:table-cell>
          <table:table-cell office:value-type="string" calcext:value-type="string">
            <text:p>FUNCTIONS</text:p>
          </table:table-cell>
          <table:table-cell table:style-name="ce1" office:value-type="string" calcext:value-type="string">
            <text:p>INPUT PARAMETERS</text:p>
          </table:table-cell>
          <table:table-cell office:value-type="string" calcext:value-type="string">
            <text:p>OUTPUT PARAMETERS</text:p>
          </table:table-cell>
          <table:table-cell office:value-type="string" calcext:value-type="string">
            <text:p>DONE B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eSettingsController</text:p>
          </table:table-cell>
          <table:table-cell office:value-type="string" calcext:value-type="string">
            <text:p>192.168.1.61:4000/sitesettings/list</text:p>
          </table:table-cell>
          <table:table-cell office:value-type="string" calcext:value-type="string">
            <text:p>getSiteSettingsL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"status": 0/1,"msg": "error/blank/success","site_list": null/[ARRAY] }</text:p>
          </table:table-cell>
          <table:table-cell office:value-type="string" calcext:value-type="string">
            <text:p>satyajit ro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teSettingsController</text:p>
          </table:table-cell>
          <table:table-cell office:value-type="string" calcext:value-type="string">
            <text:p>192.168.1.61:4000/sitesettings/insert</text:p>
          </table:table-cell>
          <table:table-cell office:value-type="string" calcext:value-type="string">
            <text:p>postSiteSettingsInsert</text:p>
          </table:table-cell>
          <table:table-cell office:value-type="string" calcext:value-type="string">
            <text:p><text:span text:style-name="T1">1.field_name</text:span></text:p>
            <text:p><text:span text:style-name="T1">2.field_value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eSettingsController</text:p>
          </table:table-cell>
          <table:table-cell office:value-type="string" calcext:value-type="string">
            <text:p>192.168.1.61:4000/sitesettings/show</text:p>
          </table:table-cell>
          <table:table-cell office:value-type="string" calcext:value-type="string">
            <text:p>postSiteSetting</text:p>
          </table:table-cell>
          <table:table-cell office:value-type="string" calcext:value-type="string">
            <text:p>1.id</text:p>
          </table:table-cell>
          <table:table-cell table:style-name="ce2" office:value-type="string" calcext:value-type="string">
            <text:p>{"status": 0/1,"msg": "error/blank/success","site_data": null/OBJECT }</text:p>
          </table:table-cell>
          <table:table-cell office:value-type="string" calcext:value-type="string">
            <text:p>satyajit ro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teSettingsController</text:p>
          </table:table-cell>
          <table:table-cell office:value-type="string" calcext:value-type="string">
            <text:p>192.168.1.61:4000/sitesettings/update</text:p>
          </table:table-cell>
          <table:table-cell office:value-type="string" calcext:value-type="string">
            <text:p>postSiteSettingsUpdate</text:p>
          </table:table-cell>
          <table:table-cell office:value-type="string" calcext:value-type="string">
            <text:p><text:span text:style-name="T1">1.id</text:span></text:p>
            <text:p><text:span text:style-name="T1">2.field_name/pic (logo) upload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loginController</text:p>
          </table:table-cell>
          <table:table-cell office:value-type="string" calcext:value-type="string">
            <text:p>192.168.1.61:4000/login</text:p>
          </table:table-cell>
          <table:table-cell office:value-type="string" calcext:value-type="string">
            <text:p>postLogin</text:p>
          </table:table-cell>
          <table:table-cell office:value-type="string" calcext:value-type="string">
            <text:p><text:span text:style-name="T1">1.email</text:span></text:p>
            <text:p><text:span text:style-name="T1">2.password</text:span></text:p>
            <text:p><text:span text:style-name="T1">3. device_type if(2 then addtional parameters)</text:span></text:p>
            <text:p><text:span text:style-name="T1">4.device_id</text:span></text:p>
            <text:p><text:span text:style-name="T1">5.mob_type</text:span></text:p>
          </table:table-cell>
          <table:table-cell table:style-name="ce2" office:value-type="string" calcext:value-type="string">
            <text:p>{"status": 0/1,"msg":"error/blank/success" ,”auth_token”:null/string}</text:p>
          </table:table-cell>
          <table:table-cell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Controller</text:p>
          </table:table-cell>
          <table:table-cell office:value-type="string" calcext:value-type="string">
            <text:p>192.168.1.61:4000/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1.auth_token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nController</text:p>
          </table:table-cell>
          <table:table-cell table:style-name="ce2" office:value-type="string" calcext:value-type="string">
            <text:p>192.168.1.61:4000/forgot_password</text:p>
          </table:table-cell>
          <table:table-cell office:value-type="string" calcext:value-type="string">
            <text:p>postForgotPwd</text:p>
          </table:table-cell>
          <table:table-cell office:value-type="string" calcext:value-type="string">
            <text:p>1.email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oginController</text:p>
          </table:table-cell>
          <table:table-cell table:style-name="ce2" office:value-type="string" calcext:value-type="string">
            <text:p>192.168.1.61:4000/reset_password</text:p>
          </table:table-cell>
          <table:table-cell office:value-type="string" calcext:value-type="string">
            <text:p>postResetPwd</text:p>
          </table:table-cell>
          <table:table-cell office:value-type="string" calcext:value-type="string">
            <text:p><text:span text:style-name="T1">1.email</text:span></text:p>
            <text:p><text:span text:style-name="T1">2.token</text:span></text:p>
            <text:p><text:span text:style-name="T2">3.password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emailTemplateController</text:p>
          </table:table-cell>
          <table:table-cell office:value-type="string" calcext:value-type="string">
            <text:p>192.168.1.61:4000/emailtemplate/list</text:p>
          </table:table-cell>
          <table:table-cell office:value-type="string" calcext:value-type="string">
            <text:p>getEmailTemplateList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{"status": 0/1,"msg": "error/blank/success","template_list": null/[ARRAY]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ailTemplateController</text:p>
          </table:table-cell>
          <table:table-cell office:value-type="string" calcext:value-type="string">
            <text:p>192.168.1.61:4000/emailtemplate/show</text:p>
          </table:table-cell>
          <table:table-cell office:value-type="string" calcext:value-type="string">
            <text:p>postEmailTemplate</text:p>
          </table:table-cell>
          <table:table-cell office:value-type="string" calcext:value-type="string">
            <text:p>1.id</text:p>
          </table:table-cell>
          <table:table-cell table:style-name="ce2" office:value-type="string" calcext:value-type="string">
            <text:p>{"status": 0/1,"msg": "error/blank/success","template_data": null/OBJECT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ailTemplateController</text:p>
          </table:table-cell>
          <table:table-cell office:value-type="string" calcext:value-type="string">
            <text:p>192.168.1.61:4000/emailtemplate/update</text:p>
          </table:table-cell>
          <table:table-cell office:value-type="string" calcext:value-type="string">
            <text:p>postEmailTemplateUpdate</text:p>
          </table:table-cell>
          <table:table-cell office:value-type="string" calcext:value-type="string">
            <text:p><text:span text:style-name="T1">1.id</text:span></text:p>
            <text:p><text:span text:style-name="T1">2.name</text:span></text:p>
            <text:p><text:span text:style-name="T1">3.subject</text:span></text:p>
            <text:p><text:span text:style-name="T1">4.email_body</text:span></text:p>
            <text:p><text:span text:style-name="T1">5.status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emailTemplateController</text:p>
          </table:table-cell>
          <table:table-cell table:style-name="ce2" office:value-type="string" calcext:value-type="string">
            <text:p>192.168.1.61:4000/emailtemplate/insert</text:p>
          </table:table-cell>
          <table:table-cell table:style-name="ce2" office:value-type="string" calcext:value-type="string">
            <text:p>postEmailTemplateInsert</text:p>
          </table:table-cell>
          <table:table-cell office:value-type="string" calcext:value-type="string">
            <text:p><text:span text:style-name="T1">1.name</text:span></text:p>
            <text:p><text:span text:style-name="T1">2.subject</text:span></text:p>
            <text:p><text:span text:style-name="T1">3.email_body</text:span></text:p>
            <text:p><text:span text:style-name="T1">4.parameter(all parameters in comma separated order)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TemplateController</text:p>
          </table:table-cell>
          <table:table-cell office:value-type="string" calcext:value-type="string">
            <text:p>192.168.1.61:4000/notificationtemplate/list</text:p>
          </table:table-cell>
          <table:table-cell office:value-type="string" calcext:value-type="string">
            <text:p>getNotificationTemplateList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{"status": 0/1,"msg": "error/blank/success","template_list": null/[ARRAY]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ficationTemplateController</text:p>
          </table:table-cell>
          <table:table-cell office:value-type="string" calcext:value-type="string">
            <text:p>192.168.1.61:4000/notificationtemplate/show</text:p>
          </table:table-cell>
          <table:table-cell office:value-type="string" calcext:value-type="string">
            <text:p>postNotificationTemplate</text:p>
          </table:table-cell>
          <table:table-cell office:value-type="string" calcext:value-type="string">
            <text:p>1.id</text:p>
          </table:table-cell>
          <table:table-cell table:style-name="ce2" office:value-type="string" calcext:value-type="string">
            <text:p>{"status": 0/1,"msg": "error/blank/success","template_data": null/OBJECT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tificationTemplateController</text:p>
          </table:table-cell>
          <table:table-cell office:value-type="string" calcext:value-type="string">
            <text:p>192.168.1.61:4000/notificationtemplate/update</text:p>
          </table:table-cell>
          <table:table-cell office:value-type="string" calcext:value-type="string">
            <text:p>postNotificationTemplateUpdate</text:p>
          </table:table-cell>
          <table:table-cell office:value-type="string" calcext:value-type="string">
            <text:p><text:span text:style-name="T3">1.id</text:span></text:p>
            <text:p><text:span text:style-name="T3">2.title</text:span></text:p>
            <text:p><text:span text:style-name="T3">3.subject</text:span></text:p>
            <text:p><text:span text:style-name="T3">4.template_body</text:span></text:p>
            <text:p><text:span text:style-name="T3">5.status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notificationTemplateController</text:p>
          </table:table-cell>
          <table:table-cell table:style-name="ce2" office:value-type="string" calcext:value-type="string">
            <text:p>192.168.1.61:4000/notificationtemplate/insert</text:p>
          </table:table-cell>
          <table:table-cell table:style-name="ce2" office:value-type="string" calcext:value-type="string">
            <text:p>postNotificationTemplateInsert</text:p>
          </table:table-cell>
          <table:table-cell office:value-type="string" calcext:value-type="string">
            <text:p><text:span text:style-name="T1">1.title</text:span></text:p>
            <text:p><text:span text:style-name="T1">2.subject</text:span></text:p>
            <text:p><text:span text:style-name="T1">3.template_body</text:span></text:p>
            <text:p><text:span text:style-name="T1">4.parameter(all parameters in comma separated order)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accomodationController</text:p>
          </table:table-cell>
          <table:table-cell office:value-type="string" calcext:value-type="string">
            <text:p>192.168.1.61:4000/accomodation/insert</text:p>
          </table:table-cell>
          <table:table-cell office:value-type="string" calcext:value-type="string">
            <text:p>postAccomodationInsert</text:p>
          </table:table-cell>
          <table:table-cell office:value-type="string" calcext:value-type="string">
            <text:p><text:span text:style-name="T3">1.category_type</text:span></text:p>
            <text:p><text:span text:style-name="T3">2.name</text:span></text:p>
            <text:p><text:span text:style-name="T3">3.total_rating</text:span></text:p>
            <text:p><text:span text:style-name="T3">4.number_of_reviews</text:span></text:p>
            <text:p><text:span text:style-name="T3">5.exact_location</text:span></text:p>
            <text:p><text:span text:style-name="T3">6.breakfast</text:span></text:p>
            <text:p><text:span text:style-name="T3">7.lunch</text:span></text:p>
            <text:p><text:span text:style-name="T3">8.dinner</text:span></text:p>
            <text:p><text:span text:style-name="T3">9.total_number_of_rooms</text:span></text:p>
            <text:p><text:span text:style-name="T3">10.rooms_booked</text:span></text:p>
            <text:p><text:span text:style-name="T3">11.price_per_night</text:span></text:p>
            <text:p><text:span text:style-name="T3">12.price_unit</text:span></text:p>
            <text:p><text:span text:style-name="T3">13.Image</text:span></text:p>
          </table:table-cell>
          <table:table-cell table:style-name="ce2" office:value-type="string" calcext:value-type="string">
            <text:p>{"status": 0/1,"msg": "error/blank/success" <text:s/>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update</text:p>
          </table:table-cell>
          <table:table-cell office:value-type="string" calcext:value-type="string">
            <text:p>postAccomodationUpdate</text:p>
          </table:table-cell>
          <table:table-cell table:style-name="ce4" office:value-type="string" calcext:value-type="string">
            <text:p><text:span text:style-name="T4">1.category_type</text:span></text:p>
            <text:p><text:span text:style-name="T4">2.name:</text:span></text:p>
            <text:p><text:span text:style-name="T4">3.total_rating:</text:span></text:p>
            <text:p><text:span text:style-name="T4">4.number_of_reviews:</text:span></text:p>
            <text:p><text:span text:style-name="T4">5.exact_location:</text:span></text:p>
            <text:p><text:span text:style-name="T4">6.breakfast:</text:span></text:p>
            <text:p><text:span text:style-name="T4">7.lunch:</text:span></text:p>
            <text:p><text:span text:style-name="T4">8.dinner:</text:span></text:p>
            <text:p><text:span text:style-name="T4">9.total_number_of_rooms:</text:span></text:p>
            <text:p><text:span text:style-name="T4">10.rooms_booked:</text:span></text:p>
            <text:p><text:span text:style-name="T4">11.price_per_night:</text:span></text:p>
            <text:p><text:span text:style-name="T4">12.price_unit:</text:span></text:p>
            <text:p><text:span text:style-name="T4">13.id</text:span></text:p>
            <text:p><text:span text:style-name="T4">14.image  </text:span>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show</text:p>
          </table:table-cell>
          <table:table-cell office:value-type="string" calcext:value-type="string">
            <text:p>postAccomodation</text:p>
          </table:table-cell>
          <table:table-cell office:value-type="string" calcext:value-type="string">
            <text:p>1.id</text:p>
          </table:table-cell>
          <table:table-cell table:style-name="ce2" office:value-type="string" calcext:value-type="string">
            <text:p>{"status": 0/1,"msg": "error/blank/success","accomodation_data": null/OBJECT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list</text:p>
          </table:table-cell>
          <table:table-cell office:value-type="string" calcext:value-type="string">
            <text:p>getAccomodationList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{"status": 0/1,"msg": "error/blank/success","accomodation_list": null/[ARRAY]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change_status</text:p>
          </table:table-cell>
          <table:table-cell office:value-type="string" calcext:value-type="string">
            <text:p>postAccomodationStatusChange</text:p>
          </table:table-cell>
          <table:table-cell office:value-type="string" calcext:value-type="string">
            <text:p>1.id</text:p>
            <text:p>2.status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Ayan Mukherje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category/list</text:p>
          </table:table-cell>
          <table:table-cell office:value-type="string" calcext:value-type="string">
            <text:p>getAccomodationCategoryList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{"status": 0/1,"msg": "error/blank/success","accomodation_category_list": null/[ARRAY]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omodationController</text:p>
          </table:table-cell>
          <table:table-cell table:style-name="ce2" office:value-type="string" calcext:value-type="string">
            <text:p>192.168.1.61:4000/accomodation/category/insert</text:p>
          </table:table-cell>
          <table:table-cell table:style-name="ce2" office:value-type="string" calcext:value-type="string">
            <text:p>postAccomodationCategoryInsert</text:p>
          </table:table-cell>
          <table:table-cell table:style-name="ce5" office:value-type="string" calcext:value-type="string">
            <text:p>1.category_name</text:p>
          </table:table-cell>
          <table:table-cell table:style-name="ce2" office:value-type="string" calcext:value-type="string">
            <text:p>{"status": 0/1,"msg": "error/blank/success" }</text:p>
          </table:table-cell>
          <table:table-cell table:style-name="ce2" office:value-type="string" calcext:value-type="string">
            <text:p>satyajit ro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1:59:53.193213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9:09:00.463641817</meta:creation-date>
    <dc:date>2016-09-07T12:24:53.973865770</dc:date>
    <meta:editing-duration>PT1H29M58S</meta:editing-duration>
    <meta:editing-cycles>23</meta:editing-cycles>
    <meta:generator>LibreOffice/4.2.8.2$Linux_X86_64 LibreOffice_project/420m0$Build-2</meta:generator>
    <meta:document-statistic meta:table-count="1" meta:cell-count="144" meta:object-count="0"/>
  </office:meta>
</office:document-meta>
</file>